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asic.xml" manifest:media-type="text/xml"/>
  <manifest:file-entry manifest:full-path="Basic/Standard/script-lb.xml" manifest:media-type="text/xml"/>
  <manifest:file-entry manifest:full-path="Basic/VBAProject/Engine.xml" manifest:media-type="text/xml"/>
  <manifest:file-entry manifest:full-path="Basic/VBAProject/Game.xml" manifest:media-type="text/xml"/>
  <manifest:file-entry manifest:full-path="Basic/VBAProject/Sheet1.xml" manifest:media-type="text/xml"/>
  <manifest:file-entry manifest:full-path="Basic/VBAProject/Tetromino.xml" manifest:media-type="text/xml"/>
  <manifest:file-entry manifest:full-path="Basic/VBAProject/ThisWorkbook.xml" manifest:media-type="text/xml"/>
  <manifest:file-entry manifest:full-path="Basic/VBAProject/Sheet1 (Sheet1).xml" manifest:media-type="text/xml"/>
  <manifest:file-entry manifest:full-path="Basic/VBAProject/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25cm"/>
    </style:style>
    <style:style style:name="co2" style:family="table-column">
      <style:table-column-properties fo:break-before="auto" style:column-width="0.49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none" style:rotation-align="none"/>
    </style:style>
    <style:style style:name="ce2" style:family="table-cell" style:parent-style-name="Default">
      <style:table-cell-properties fo:background-color="transparent" style:rotation-align="none"/>
    </style:style>
    <style:style style:name="ce3" style:family="table-cell" style:parent-style-name="Default">
      <style:table-cell-properties fo:background-color="#404040" style:diagonal-bl-tr="none" style:diagonal-tl-br="none" fo:border="none"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4" style:family="table-cell" style:parent-style-name="Default">
      <style:table-cell-properties style:diagonal-bl-tr="none" style:diagonal-tl-br="none" fo:background-color="transparent" fo:border="none" style:rotation-align="none" CellBackColor="-1"/>
    </style:style>
    <style:style style:name="ce15" style:family="table-cell" style:parent-style-name="Default">
      <style:table-cell-properties style:diagonal-bl-tr="none" style:diagonal-tl-br="none" fo:background-color="transparent" fo:border="none" style:rotation-align="none" CellBackColor="16711680"/>
    </style:style>
    <style:style style:name="ce20" style:family="table-cell" style:parent-style-name="Default">
      <style:table-cell-properties style:diagonal-bl-tr="none" style:diagonal-tl-br="none" fo:background-color="transparent" fo:border="none" style:rotation-align="none" CellBackColor="16776960"/>
    </style:style>
    <style:style style:name="ce29" style:family="table-cell" style:parent-style-name="Default">
      <style:table-cell-properties style:diagonal-bl-tr="none" style:diagonal-tl-br="none" fo:background-color="transparent" fo:border="none" style:rotation-align="none" CellBackColor="10040166"/>
    </style:style>
    <style:style style:name="ce27" style:family="table-cell" style:parent-style-name="Default">
      <style:table-cell-properties style:diagonal-bl-tr="none" style:diagonal-tl-br="none" fo:background-color="transparent" fo:border="none" style:rotation-align="none" CellBackColor="16750848"/>
    </style:style>
    <style:style style:name="ce26" style:family="table-cell" style:parent-style-name="Default">
      <style:table-cell-properties style:diagonal-bl-tr="none" style:diagonal-tl-br="none" fo:background-color="transparent" fo:border="none" style:rotation-align="none" CellBackColor="255"/>
    </style:style>
    <style:style style:name="ce25" style:family="table-cell" style:parent-style-name="Default">
      <style:table-cell-properties style:diagonal-bl-tr="none" style:diagonal-tl-br="none" fo:background-color="transparent" fo:border="none" style:rotation-align="none" CellBackColor="65280"/>
    </style:style>
    <style:style style:name="ce23" style:family="table-cell" style:parent-style-name="Default">
      <style:table-cell-properties style:diagonal-bl-tr="none" style:diagonal-tl-br="none" fo:background-color="transparent" fo:border="none" style:rotation-align="none" CellBackColor="65535"/>
    </style:style>
    <style:style style:name="ce4" style:family="table-cell" style:parent-style-name="Default">
      <style:table-cell-properties fo:background-color="#404040" style:diagonal-bl-tr="none" style:diagonal-tl-br="none" fo:border="none" style:rotation-align="none">
        <loext:background-complex-color loext:theme-type="dark1" loext:color-type="theme">
          <loext:transformation loext:type="lummod" loext:value="7500"/>
          <loext:transformation loext:type="lumoff" loext:value="2499"/>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5"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style>
    <style:style style:name="ce19" style:family="table-cell" style:parent-style-name="Default">
      <style:table-cell-properties fo:background-color="#ffffff" style:diagonal-bl-tr="none" style:diagonal-tl-br="none" fo:border="none" style:rotation-align="none" CellBackColor="16777215"/>
    </style:style>
    <style:style style:name="ce8" style:family="table-cell" style:parent-style-name="Default">
      <style:table-cell-properties fo:background-color="#404040" style:diagonal-bl-tr="none" style:diagonal-tl-br="none" fo:border="none" style:rotation-align="none">
        <loext:background-complex-color loext:theme-type="dark1" loext:color-type="theme">
          <loext:transformation loext:type="lummod" loext:value="7500"/>
          <loext:transformation loext:type="lumoff" loext:value="2499"/>
        </loext:background-complex-color>
      </style:table-cell-properties>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36" style:family="table-cell" style:parent-style-name="Default">
      <style:table-cell-properties fo:background-color="#404040" fo:border="none"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0"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38" style:family="table-cell" style:parent-style-name="Default">
      <style:table-cell-properties fo:background-color="transparent" fo:border="none" style:rotation-align="none"/>
    </style:style>
    <style:style style:name="ce39" style:family="table-cell" style:parent-style-name="Default">
      <style:table-cell-properties fo:border="none"/>
    </style:style>
    <style:style style:name="gr1" style:family="graphic" style:parent-style-name="Default">
      <style:graphic-properties draw:textarea-vertical-align="middle" fo:background-color="#ece9d8" loext:decorative="false"/>
      <style:text-properties fo:color="#000000" style:text-line-through-style="none" style:text-line-through-type="none" fo:font-family="Calibri" fo:font-size="11pt" fo:font-style="normal" style:text-underline-style="none" fo:font-weight="normal"/>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Button" form:control-implementation="ooo:com.sun.star.form.component.CommandButton" xml:id="control1" form:id="control1" form:label="Star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Game.StartButton_Click?language=Basic&amp;location=document" xlink:type="simple"/>
                <script:event-listener script:language="ooo:script" script:event-name="dom:keydown" xlink:href="vnd.sun.star.script:VBAProject.Game.GiveControlls?language=Basic&amp;location=document" xlink:type="simple"/>
              </office:event-listeners>
            </form:button>
            <form:button form:name="Button 6" form:control-implementation="ooo:com.sun.star.form.component.CommandButton" xml:id="control2" form:id="control2" form:label="Rese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Game.ResetButton_Click?language=Basic&amp;location=document" xlink:type="simple"/>
                <script:event-listener script:language="ooo:script" script:event-name="dom:keydown" xlink:href="vnd.sun.star.script:VBAProject.Game.GiveControlls?language=Basic&amp;location=document" xlink:type="simple"/>
              </office:event-listeners>
            </form:button>
          </form:form>
        </office:forms>
        <table:table-column table:style-name="co1" table:number-columns-repeated="3" table:default-cell-style-name="Default"/>
        <table:table-column table:style-name="co2" table:number-columns-repeated="17" table:default-cell-style-name="Default"/>
        <table:table-column table:style-name="co1" table:default-cell-style-name="Default"/>
        <table:table-column table:style-name="co3" table:visibility="collapse" table:number-columns-repeated="5" table:default-cell-style-name="Default"/>
        <table:table-column table:style-name="co1" table:visibility="collapse" table:number-columns-repeated="16358" table:default-cell-style-name="Default"/>
        <table:table-row table:style-name="ro1">
          <table:table-cell table:style-name="ce1" table:number-columns-repeated="3"/>
          <table:table-cell table:style-name="ce2" table:number-columns-repeated="7"/>
          <table:table-cell table:number-columns-repeated="16374"/>
        </table:table-row>
        <table:table-row table:style-name="ro1">
          <table:table-cell table:style-name="ce1" table:number-columns-repeated="3"/>
          <table:table-cell table:style-name="ce2"/>
          <table:table-cell table:style-name="ce1" table:number-columns-repeated="6"/>
          <table:table-cell table:number-columns-repeated="16374"/>
        </table:table-row>
        <table:table-row table:style-name="ro1">
          <table:table-cell table:style-name="ce1" table:number-columns-repeated="3"/>
          <table:table-cell table:style-name="ce3" table:number-columns-repeated="16"/>
          <table:table-cell table:style-name="ce9"/>
          <table:table-cell table:number-columns-repeated="16364"/>
        </table:table-row>
        <table:table-row table:style-name="ro1">
          <table:table-cell table:style-name="ce1" table:number-columns-repeated="3"/>
          <table:table-cell table:style-name="ce3"/>
          <table:table-cell table:style-name="ce14"/>
          <table:table-cell table:style-name="ce20" table:number-columns-repeated="2"/>
          <table:table-cell table:style-name="ce15" table:number-columns-repeated="2"/>
          <table:table-cell table:style-name="ce25"/>
          <table:table-cell table:style-name="ce23" table:number-columns-repeated="4"/>
          <table:table-cell table:style-name="ce3" table:number-columns-repeated="5"/>
          <table:table-cell table:style-name="ce9"/>
          <table:table-cell table:style-name="ce2"/>
          <table:table-cell table:number-columns-repeated="16363"/>
        </table:table-row>
        <table:table-row table:style-name="ro1">
          <table:table-cell table:style-name="ce1" table:number-columns-repeated="3"/>
          <table:table-cell table:style-name="ce3"/>
          <table:table-cell table:style-name="ce15" table:number-columns-repeated="6"/>
          <table:table-cell table:style-name="ce23" table:number-columns-repeated="4"/>
          <table:table-cell table:style-name="ce3"/>
          <table:table-cell table:style-name="ce5" office:value-type="string" calcext:value-type="string">
            <text:p>Score:</text:p>
          </table:table-cell>
          <table:table-cell table:style-name="ce9"/>
          <table:table-cell table:style-name="ce3" table:number-columns-repeated="2"/>
          <table:table-cell table:style-name="ce9"/>
          <table:table-cell table:number-columns-repeated="16364"/>
        </table:table-row>
        <table:table-row table:style-name="ro1">
          <table:table-cell table:style-name="ce1" table:number-columns-repeated="3"/>
          <table:table-cell table:style-name="ce3"/>
          <table:table-cell table:style-name="ce15" table:number-columns-repeated="6"/>
          <table:table-cell table:style-name="ce23" table:number-columns-repeated="4"/>
          <table:table-cell table:style-name="ce3"/>
          <table:table-cell table:style-name="ce6" office:value-type="float" office:value="0" calcext:value-type="float" table:number-columns-spanned="3" table:number-rows-spanned="1">
            <text:p>0</text:p>
          </table:table-cell>
          <table:covered-table-cell table:number-columns-repeated="2" table:style-name="ce6"/>
          <table:table-cell table:style-name="ce3"/>
          <table:table-cell table:style-name="ce9"/>
          <table:table-cell table:number-columns-repeated="16364"/>
        </table:table-row>
        <table:table-row table:style-name="ro1">
          <table:table-cell table:style-name="ce1" table:number-columns-repeated="3"/>
          <table:table-cell table:style-name="ce3"/>
          <table:table-cell table:style-name="ce15" table:number-columns-repeated="6"/>
          <table:table-cell table:style-name="ce23" table:number-columns-repeated="3"/>
          <table:table-cell table:style-name="ce20"/>
          <table:table-cell table:style-name="ce3" table:number-columns-repeated="5"/>
          <table:table-cell table:style-name="ce9"/>
          <table:table-cell table:number-columns-repeated="16364"/>
        </table:table-row>
        <table:table-row table:style-name="ro1">
          <table:table-cell table:style-name="ce1" table:number-columns-repeated="3"/>
          <table:table-cell table:style-name="ce3"/>
          <table:table-cell table:style-name="ce15" table:number-columns-repeated="6"/>
          <table:table-cell table:style-name="ce23" table:number-columns-repeated="3"/>
          <table:table-cell table:style-name="ce20"/>
          <table:table-cell table:style-name="ce3"/>
          <table:table-cell table:style-name="ce4" office:value-type="string" calcext:value-type="string">
            <text:p>Next:</text:p>
          </table:table-cell>
          <table:table-cell table:style-name="ce3" table:number-columns-repeated="3"/>
          <table:table-cell table:style-name="ce9"/>
          <table:table-cell table:style-name="ce2"/>
          <table:table-cell table:number-columns-repeated="16363"/>
        </table:table-row>
        <table:table-row table:style-name="ro1">
          <table:table-cell table:style-name="ce1" table:number-columns-repeated="3"/>
          <table:table-cell table:style-name="ce3"/>
          <table:table-cell table:style-name="ce15" table:number-columns-repeated="3"/>
          <table:table-cell table:style-name="ce27"/>
          <table:table-cell table:style-name="ce15" table:number-columns-repeated="2"/>
          <table:table-cell table:style-name="ce23" table:number-columns-repeated="3"/>
          <table:table-cell table:style-name="ce20"/>
          <table:table-cell table:style-name="ce3"/>
          <table:table-cell table:style-name="ce19" table:number-columns-repeated="4"/>
          <table:table-cell table:style-name="ce36"/>
          <table:table-cell table:style-name="ce38"/>
          <table:table-cell table:style-name="ce39" table:number-columns-repeated="7"/>
          <table:table-cell table:number-columns-repeated="16356"/>
        </table:table-row>
        <table:table-row table:style-name="ro1">
          <table:table-cell table:style-name="ce1" table:number-columns-repeated="3"/>
          <table:table-cell table:style-name="ce3"/>
          <table:table-cell table:style-name="ce15" table:number-columns-repeated="3"/>
          <table:table-cell table:style-name="ce23" table:number-columns-repeated="4"/>
          <table:table-cell table:style-name="ce27"/>
          <table:table-cell table:style-name="ce15"/>
          <table:table-cell table:style-name="ce27"/>
          <table:table-cell table:style-name="ce3"/>
          <table:table-cell table:style-name="ce19" table:number-columns-repeated="4"/>
          <table:table-cell table:style-name="ce3"/>
          <table:table-cell table:style-name="ce38"/>
          <table:table-cell table:style-name="ce39" table:number-columns-repeated="7"/>
          <table:table-cell table:number-columns-repeated="16356"/>
        </table:table-row>
        <table:table-row table:style-name="ro1">
          <table:table-cell table:style-name="ce1" table:number-columns-repeated="3"/>
          <table:table-cell table:style-name="ce3"/>
          <table:table-cell table:style-name="ce15" table:number-columns-repeated="3"/>
          <table:table-cell table:style-name="ce23" table:number-columns-repeated="4"/>
          <table:table-cell table:style-name="ce15" table:number-columns-repeated="2"/>
          <table:table-cell table:style-name="ce27"/>
          <table:table-cell table:style-name="ce3"/>
          <table:table-cell table:style-name="ce19" table:number-columns-repeated="4"/>
          <table:table-cell table:style-name="ce3"/>
          <table:table-cell table:style-name="ce38"/>
          <table:table-cell table:style-name="ce39" table:number-columns-repeated="7"/>
          <table:table-cell table:number-columns-repeated="16356"/>
        </table:table-row>
        <table:table-row table:style-name="ro1">
          <table:table-cell table:style-name="ce1" table:number-columns-repeated="3"/>
          <table:table-cell table:style-name="ce3"/>
          <table:table-cell table:style-name="ce15" table:number-columns-repeated="9"/>
          <table:table-cell table:style-name="ce27"/>
          <table:table-cell table:style-name="ce3"/>
          <table:table-cell table:style-name="ce19" table:number-columns-repeated="4"/>
          <table:table-cell table:style-name="ce3"/>
          <table:table-cell table:style-name="ce38"/>
          <table:table-cell table:style-name="ce39" table:number-columns-repeated="7"/>
          <table:table-cell table:number-columns-repeated="16356"/>
        </table:table-row>
        <table:table-row table:style-name="ro1">
          <table:table-cell table:style-name="ce1" table:number-columns-repeated="3"/>
          <table:table-cell table:style-name="ce3"/>
          <table:table-cell table:style-name="ce15"/>
          <table:table-cell table:style-name="ce29"/>
          <table:table-cell table:style-name="ce15" table:number-columns-repeated="5"/>
          <table:table-cell table:style-name="ce15" office:value-type="string" calcext:value-type="string">
            <text:p><text:s/></text:p>
          </table:table-cell>
          <table:table-cell table:style-name="ce27"/>
          <table:table-cell table:style-name="ce25"/>
          <table:table-cell table:style-name="ce3" table:number-columns-repeated="6"/>
          <table:table-cell table:style-name="ce38"/>
          <table:table-cell table:style-name="ce39" table:number-columns-repeated="7"/>
          <table:table-cell table:number-columns-repeated="16356"/>
        </table:table-row>
        <table:table-row table:style-name="ro1">
          <table:table-cell table:style-name="ce1" table:number-columns-repeated="3"/>
          <table:table-cell table:style-name="ce3"/>
          <table:table-cell table:style-name="ce20" table:number-columns-repeated="2"/>
          <table:table-cell table:style-name="ce15" table:number-columns-repeated="2"/>
          <table:table-cell table:style-name="ce27" table:number-columns-repeated="4"/>
          <table:table-cell table:style-name="ce29"/>
          <table:table-cell table:style-name="ce26"/>
          <table:table-cell table:style-name="ce3" table:number-columns-repeated="5"/>
          <table:table-cell table:style-name="ce36"/>
          <table:table-cell table:style-name="ce39" table:number-columns-repeated="8"/>
          <table:table-cell table:number-columns-repeated="16355"/>
          <table:table-cell office:value-type="string" calcext:value-type="string">
            <text:p><text:s/></text:p>
          </table:table-cell>
        </table:table-row>
        <table:table-row table:style-name="ro1">
          <table:table-cell table:style-name="ce1" table:number-columns-repeated="3"/>
          <table:table-cell table:style-name="ce3"/>
          <table:table-cell table:style-name="ce20" table:number-columns-repeated="2"/>
          <table:table-cell table:style-name="ce25"/>
          <table:table-cell table:style-name="ce27" table:number-columns-repeated="3"/>
          <table:table-cell table:style-name="ce15"/>
          <table:table-cell table:style-name="ce27"/>
          <table:table-cell table:style-name="ce29"/>
          <table:table-cell table:style-name="ce26"/>
          <table:table-cell table:style-name="ce3" table:number-columns-repeated="5"/>
          <table:table-cell table:style-name="ce36"/>
          <table:table-cell table:style-name="ce39" table:number-columns-repeated="8"/>
          <table:table-cell table:number-columns-repeated="16356"/>
        </table:table-row>
        <table:table-row table:style-name="ro1">
          <table:table-cell table:style-name="ce2" table:number-columns-repeated="2"/>
          <table:table-cell table:style-name="ce1"/>
          <table:table-cell table:style-name="ce3"/>
          <table:table-cell table:style-name="ce29" table:number-columns-repeated="2"/>
          <table:table-cell table:style-name="ce25"/>
          <table:table-cell table:style-name="ce23" table:number-columns-repeated="4"/>
          <table:table-cell table:style-name="ce27" table:number-columns-repeated="3"/>
          <table:table-cell table:style-name="ce3"/>
          <table:table-cell table:style-name="ce3">
            <draw:control draw:z-index="0" draw:style-name="gr1" draw:text-style-name="P1" svg:width="1.91cm" svg:height="0.502cm" svg:x="0.029cm" svg:y="0.265cm" draw:control="control1"/>
          </table:table-cell>
          <table:table-cell table:style-name="ce3" table:number-columns-repeated="3"/>
          <table:table-cell table:style-name="ce36"/>
          <table:table-cell table:style-name="ce39" table:number-columns-repeated="8"/>
          <table:table-cell table:number-columns-repeated="16356"/>
        </table:table-row>
        <table:table-row table:style-name="ro1">
          <table:table-cell table:style-name="ce2" table:number-columns-repeated="2"/>
          <table:table-cell table:style-name="ce1"/>
          <table:table-cell table:style-name="ce3"/>
          <table:table-cell table:style-name="ce27"/>
          <table:table-cell table:style-name="ce29" table:number-columns-repeated="2"/>
          <table:table-cell table:style-name="ce25"/>
          <table:table-cell table:style-name="ce29"/>
          <table:table-cell table:style-name="ce25"/>
          <table:table-cell table:style-name="ce20" table:number-columns-repeated="2"/>
          <table:table-cell table:style-name="ce27" table:number-columns-repeated="2"/>
          <table:table-cell table:style-name="ce3" table:number-columns-repeated="5"/>
          <table:table-cell table:style-name="ce36"/>
          <table:table-cell table:style-name="ce39" table:number-columns-repeated="8"/>
          <table:table-cell table:number-columns-repeated="16356"/>
        </table:table-row>
        <table:table-row table:style-name="ro1">
          <table:table-cell table:style-name="ce2" table:number-columns-repeated="2"/>
          <table:table-cell table:style-name="ce1"/>
          <table:table-cell table:style-name="ce3"/>
          <table:table-cell table:style-name="ce27"/>
          <table:table-cell table:style-name="ce29"/>
          <table:table-cell table:style-name="ce26"/>
          <table:table-cell table:style-name="ce29" table:number-columns-repeated="3"/>
          <table:table-cell table:style-name="ce20" table:number-columns-repeated="2"/>
          <table:table-cell table:style-name="ce15"/>
          <table:table-cell table:style-name="ce27"/>
          <table:table-cell table:style-name="ce3"/>
          <table:table-cell table:style-name="ce3">
            <draw:control draw:z-index="1" draw:style-name="gr1" draw:text-style-name="P1" svg:width="1.91cm" svg:height="0.503cm" svg:x="0.028cm" svg:y="0.402cm" draw:control="control2"/>
          </table:table-cell>
          <table:table-cell table:style-name="ce3" table:number-columns-repeated="3"/>
          <table:table-cell table:style-name="ce36"/>
          <table:table-cell table:style-name="ce39" table:number-columns-repeated="8"/>
          <table:table-cell table:number-columns-repeated="16356"/>
        </table:table-row>
        <table:table-row table:style-name="ro1">
          <table:table-cell table:style-name="ce2" table:number-columns-repeated="2"/>
          <table:table-cell table:style-name="ce1"/>
          <table:table-cell table:style-name="ce3"/>
          <table:table-cell table:style-name="ce27" table:number-columns-repeated="2"/>
          <table:table-cell table:style-name="ce25" table:number-columns-repeated="2"/>
          <table:table-cell table:style-name="ce29"/>
          <table:table-cell table:style-name="ce27"/>
          <table:table-cell table:style-name="ce29" table:number-columns-repeated="3"/>
          <table:table-cell table:style-name="ce20"/>
          <table:table-cell table:style-name="ce4" table:number-columns-repeated="3"/>
          <table:table-cell table:style-name="ce4" office:value-type="string" calcext:value-type="string">
            <text:p><text:s text:c="2"/></text:p>
          </table:table-cell>
          <table:table-cell table:style-name="ce4"/>
          <table:table-cell table:style-name="ce5"/>
          <table:table-cell table:number-columns-repeated="16364"/>
        </table:table-row>
        <table:table-row table:style-name="ro1">
          <table:table-cell table:style-name="ce2" table:number-columns-repeated="2"/>
          <table:table-cell table:style-name="ce1"/>
          <table:table-cell table:style-name="ce3"/>
          <table:table-cell table:style-name="ce26"/>
          <table:table-cell table:style-name="ce25" table:number-columns-repeated="2"/>
          <table:table-cell table:style-name="ce29" table:number-columns-repeated="3"/>
          <table:table-cell table:style-name="ce15"/>
          <table:table-cell table:style-name="ce29"/>
          <table:table-cell table:style-name="ce15"/>
          <table:table-cell table:style-name="ce20"/>
          <table:table-cell table:style-name="ce4"/>
          <table:table-cell table:style-name="ce8" office:value-type="string" calcext:value-type="string">
            <text:p>↑ - Rotate</text:p>
          </table:table-cell>
          <table:table-cell table:style-name="ce8" table:number-columns-repeated="3"/>
          <table:table-cell table:style-name="ce10"/>
          <table:table-cell table:number-columns-repeated="16364"/>
        </table:table-row>
        <table:table-row table:style-name="ro1">
          <table:table-cell table:style-name="ce2" table:number-columns-repeated="2"/>
          <table:table-cell table:style-name="ce1"/>
          <table:table-cell table:style-name="ce3"/>
          <table:table-cell table:style-name="ce26" table:number-columns-repeated="3"/>
          <table:table-cell table:style-name="ce23" table:number-columns-repeated="4"/>
          <table:table-cell table:style-name="ce15" table:number-columns-repeated="2"/>
          <table:table-cell table:style-name="ce20"/>
          <table:table-cell table:style-name="ce4"/>
          <table:table-cell table:style-name="ce8" office:value-type="string" calcext:value-type="string">
            <text:p>← - Left</text:p>
          </table:table-cell>
          <table:table-cell table:style-name="ce8" table:number-columns-repeated="3"/>
          <table:table-cell table:style-name="ce10"/>
          <table:table-cell table:number-columns-repeated="16364"/>
        </table:table-row>
        <table:table-row table:style-name="ro1">
          <table:table-cell table:style-name="ce2" table:number-columns-repeated="2"/>
          <table:table-cell table:style-name="ce1"/>
          <table:table-cell table:style-name="ce3"/>
          <table:table-cell table:style-name="ce15" table:number-columns-repeated="2"/>
          <table:table-cell table:style-name="ce26"/>
          <table:table-cell table:style-name="ce15" table:number-columns-repeated="2"/>
          <table:table-cell table:style-name="ce27"/>
          <table:table-cell table:style-name="ce29" table:number-columns-repeated="2"/>
          <table:table-cell table:style-name="ce25" table:number-columns-repeated="2"/>
          <table:table-cell table:style-name="ce4"/>
          <table:table-cell table:style-name="ce8" office:value-type="string" calcext:value-type="string">
            <text:p>→ - Right</text:p>
          </table:table-cell>
          <table:table-cell table:style-name="ce8" table:number-columns-repeated="3"/>
          <table:table-cell table:style-name="ce10"/>
          <table:table-cell table:number-columns-repeated="16364"/>
        </table:table-row>
        <table:table-row table:style-name="ro1">
          <table:table-cell table:number-columns-repeated="2"/>
          <table:table-cell table:style-name="ce1"/>
          <table:table-cell table:style-name="ce3"/>
          <table:table-cell table:style-name="ce25" table:number-columns-repeated="2"/>
          <table:table-cell table:style-name="ce15" table:number-columns-repeated="4"/>
          <table:table-cell table:style-name="ce27"/>
          <table:table-cell table:style-name="ce23"/>
          <table:table-cell table:style-name="ce25" table:number-columns-repeated="2"/>
          <table:table-cell table:style-name="ce4"/>
          <table:table-cell table:style-name="ce8" office:value-type="string" calcext:value-type="string">
            <text:p>⇆Tab - Drop</text:p>
          </table:table-cell>
          <table:table-cell table:style-name="ce8" table:number-columns-repeated="3"/>
          <table:table-cell table:style-name="ce10"/>
          <table:table-cell table:number-columns-repeated="16364"/>
        </table:table-row>
        <table:table-row table:style-name="ro1">
          <table:table-cell table:number-columns-repeated="2"/>
          <table:table-cell table:style-name="ce1"/>
          <table:table-cell table:style-name="ce3" table:number-columns-repeated="11"/>
          <table:table-cell table:style-name="ce4" table:number-columns-repeated="5"/>
          <table:table-cell table:style-name="ce5"/>
          <table:table-cell table:number-columns-repeated="16364"/>
        </table:table-row>
        <table:table-row table:style-name="ro1">
          <table:table-cell table:number-columns-repeated="2"/>
          <table:table-cell table:style-name="ce1" table:number-columns-repeated="17"/>
          <table:table-cell table:number-columns-repeated="16365"/>
        </table:table-row>
        <table:table-row table:style-name="ro1" table:visibility="collapse" table:number-rows-repeated="2">
          <table:table-cell table:number-columns-repeated="3"/>
          <table:table-cell table:style-name="ce2" table:number-columns-repeated="2"/>
          <table:table-cell table:style-name="ce1" table:number-columns-repeated="12"/>
          <table:table-cell table:number-columns-repeated="16367"/>
        </table:table-row>
        <table:table-row table:style-name="ro1" table:visibility="collapse">
          <table:table-cell table:number-columns-repeated="5"/>
          <table:table-cell table:style-name="ce1" table:number-columns-repeated="12"/>
          <table:table-cell table:number-columns-repeated="16367"/>
        </table:table-row>
        <table:table-row table:style-name="ro1" table:visibility="collapse">
          <table:table-cell table:number-columns-repeated="7"/>
          <table:table-cell table:style-name="ce1" table:number-columns-repeated="10"/>
          <table:table-cell table:number-columns-repeated="16367"/>
        </table:table-row>
        <table:table-row table:style-name="ro1" table:visibility="collapse" table:number-rows-repeated="1048546">
          <table:table-cell table:number-columns-repeated="16384"/>
        </table:table-row>
        <table:table-row table:style-name="ro1" table:visibility="collapse">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р.</number:text>
    </number:number-style>
    <number:number-style style:name="N115">
      <number:text>-</number:text>
      <number:number number:decimal-places="0" number:min-decimal-places="0" number:min-integer-digits="1" number:grouping="true"/>
      <number:text>р.</number:text>
      <style:map style:condition="value()&gt;=0" style:apply-style-name="N115P0"/>
    </number:number-style>
    <number:number-style style:name="N116P0" style:volatile="true">
      <number:number number:decimal-places="0" number:min-decimal-places="0" number:min-integer-digits="1" number:grouping="true"/>
      <number:text>р.</number:text>
    </number:number-style>
    <number:number-style style:name="N116">
      <style:text-properties fo:color="#ff0000"/>
      <number:text>-</number:text>
      <number:number number:decimal-places="0" number:min-decimal-places="0" number:min-integer-digits="1" number:grouping="true"/>
      <number:text>р.</number:text>
      <style:map style:condition="value()&gt;=0" style:apply-style-name="N116P0"/>
    </number:number-style>
    <number:number-style style:name="N118P0" style:volatile="true">
      <number:number number:decimal-places="2" number:min-decimal-places="2" number:min-integer-digits="1" number:grouping="true"/>
      <number:text>р.</number:text>
    </number:number-style>
    <number:number-style style:name="N118">
      <number:text>-</number:text>
      <number:number number:decimal-places="2" number:min-decimal-places="2" number:min-integer-digits="1" number:grouping="true"/>
      <number:text>р.</number:text>
      <style:map style:condition="value()&gt;=0" style:apply-style-name="N118P0"/>
    </number:number-style>
    <number:number-style style:name="N119P0" style:volatile="true">
      <number:number number:decimal-places="2" number:min-decimal-places="2" number:min-integer-digits="1" number:grouping="true"/>
      <number:text>р.</number:text>
    </number:number-style>
    <number:number-style style:name="N119">
      <style:text-properties fo:color="#ff0000"/>
      <number:text>-</number:text>
      <number:number number:decimal-places="2" number:min-decimal-places="2" number:min-integer-digits="1" number:grouping="true"/>
      <number:text>р.</number:text>
      <style:map style:condition="value()&gt;=0" style:apply-style-name="N119P0"/>
    </number:number-style>
    <number:date-style style:name="N120">
      <number:day number:style="long"/>
      <number:text>.</number:text>
      <number:month number:textual="true"/>
      <number:text>.</number:text>
      <number:year/>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р. </number:text>
    </number:number-style>
    <number:number-style style:name="N140P1" style:volatile="true">
      <number:text>-</number:text>
      <number:fill-character> </number:fill-character>
      <number:number number:decimal-places="0" number:min-decimal-places="0" number:min-integer-digits="1" number:grouping="true"/>
      <number:text>р. </number:text>
    </number:number-style>
    <number:number-style style:name="N140P2" style:volatile="true">
      <number:text> </number:text>
      <number:fill-character> </number:fill-character>
      <number:text>-р.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р. </number:text>
    </number:number-style>
    <number:number-style style:name="N148P1" style:volatile="true">
      <number:text>-</number:text>
      <number:fill-character> </number:fill-character>
      <number:number number:decimal-places="2" number:min-decimal-places="2" number:min-integer-digits="1" number:grouping="true"/>
      <number:text>р. </number:text>
    </number:number-style>
    <number:number-style style:name="N148P2" style:volatile="true">
      <number:text> </number:text>
      <number:fill-character> </number:fill-character>
      <number:text>-</number:text>
      <number:number number:decimal-places="0" number:min-decimal-places="0" number:min-integer-digits="2" loext:max-blank-integer-digits="2"/>
      <number:text>р.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0">00.00.0000</text:date>, <text:time style:data-style-name="N2" text:time-value="12:26:15.465647217">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eriy Manzhos</meta:initial-creator>
    <meta:creation-date>2019-07-19T13:29:02</meta:creation-date>
    <dc:date>2024-02-20T15:46:50.013942031</dc:date>
    <meta:generator>LibreOffice/24.2.0.3$Linux_X86_64 LibreOffice_project/420$Build-3</meta:generator>
    <meta:editing-duration>PT12H49M40S</meta:editing-duration>
    <meta:editing-cycles>293</meta:editing-cycles>
    <meta:document-statistic meta:table-count="1" meta:cell-count="10" meta:object-count="2"/>
    <meta:user-defined meta:name="AppVersion">16.0300</meta:user-defined>
    <meta:user-defined meta:name="Company">РИБО-03-19</meta:user-defined>
  </office:meta>
</office:document-meta>
</file>

<file path=Basic/Standard/Basic.xml><?xml version="1.0" encoding="utf-8"?>
<!DOCTYPE module  PUBLIC '-//OpenOffice.org//DTD OfficeDocument 1.0//EN'  'module.dtd'>
<script:module xmlns:script="http://openoffice.org/2000/script" script:name="Basic" script:language="StarBasic" script:moduleType="normal">'This module contains LibreOffice Basic subroutine to replace broken VBA functions
Option VBASupport 0

Sub TestAdd()
	Call Basic.AddBordersToCell(4,5)
End Sub


Sub TestRemove()
	Call Basic.RemoveBordersFromCell(4,5)
End Sub

Public Sub AddBordersToCell(row As Integer, col As Integer)
	Dim Doc As Object
	Dim Sheet As Object
    Dim Cell As Object
    Dim oLine As New com.sun.star.table.BorderLine2

    With oLine
        .Color = 0
        .LineStyle = com.sun.star.table.BorderLineStyle.SOLID
        .LineWidth = 23
    End With
	
	Doc = ThisComponent
    Sheet = Doc.Sheets.getByName("Sheet1")
    'Unlike in VBA, the first column has the index 0 and not the index 1.
    Cell = Sheet.getCellByPosition(col - 1, row - 1)

    With Cell
        .LeftBorder = oLine
        .RightBorder = oLine
        .TopBorder = oLine
        .BottomBorder = oLine
    End With
End Sub

Public Sub RemoveBordersFromCell(row As Integer, col As Integer)
	Dim Doc As Object
	Dim Sheet As Object
    Dim Cell As Object
    Dim oLine As New com.sun.star.table.BorderLine2

    With oLine
        .LineStyle = com.sun.star.table.BorderLineStyle.NONE
    End With
	
	Doc = ThisComponent
    Sheet = Doc.Sheets.getByName("Sheet1")
    'Unlike in VBA, the first column has the index 0 and not the index 1.
    Cell = Sheet.getCellByPosition(col - 1, row - 1)

    With Cell
        .LeftBorder = oLine
        .RightBorder = oLine
        .TopBorder = oLine
        .BottomBorder = oLine
    End With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sic"/>
</library:library>
</file>

<file path=Basic/VBAProject/Engine.xml><?xml version="1.0" encoding="utf-8"?>
<!DOCTYPE module  PUBLIC '-//OpenOffice.org//DTD OfficeDocument 1.0//EN'  'module.dtd'>
<script:module xmlns:script="http://openoffice.org/2000/script" script:name="Engine" script:language="StarBasic" script:moduleType="normal">Rem Attribute VBA_ModuleType=VBAModule
Option VBASupport 1            

'20*10 screen size
Public Const screenWidth = 10 - 1 'that's fucked up and need fix
Public Const screenHeight = 20 - 1 'that's fucked up too
Public screen(screenHeight, screenWidth) As Long

'Start position of the screen on a worksheet. [1,1] is top left corner
Public Const screenY As Integer = 4
Public Const screenX As Integer = 5

Public Const nextScreenWidth = 4 - 1 'that's fucked up and need fix
Public Const nextScreenHeight = 4 - 1 'that's fucked up too

Public Const nextScreenY As Integer = screenY + 5
Public Const nextScreenX As Integer = screenX + 11

Public nextScreen(nextScreenHeight, nextScreenWidth) As Long 'screen of the next tetromino preview

'Removes tetr from screen() array
Public Sub RemoveFromScreen(ByRef screen() As Long, ByRef tetr As Object)
    'This line for optimization. Updating will be turned on in the end of procedure
    Application.ScreenUpdating = False

    Dim col As Integer
    Dim row As Integer
    
      For row = 0 To tetr.height - 1
        For col = 0 To tetr.width - 1
            'Tetromono structure and color stored separately in object
            If tetr.FigureCell(row, col) &lt;&gt; 0 Then
                screen(row + tetr.PosY, col + tetr.PosX) = 0
            End If
            
        Next col
    Next row
    
    Application.ScreenUpdating = True
End Sub

Public Sub PutOnScreen(ByRef screen() As Long, ByRef tetr As Object)
    'This line for optimization. Updating will be turned on in the end of procedure
    Application.ScreenUpdating = False

    Dim col As Integer
    Dim row As Integer
    
      For row = 0 To tetr.height - 1
    
        For col = 0 To tetr.width - 1
            'Tetromono structure and color stored separately in object
            If tetr.FigureCell(row, col) &lt;&gt; 0 Then 'if branch just for optimization
                screen(row + tetr.PosY, col + tetr.PosX) = tetr.color
            End If
        Next col
    Next row
    
    Application.ScreenUpdating = True
End Sub

'Kids, don't do this at home
Public Sub PutOnNextScreen(ByRef screen() As Long, ByRef tetr As Object)
    'This line for optimization. Updating will be turned on in the end of procedure
    Application.ScreenUpdating = False

    Dim col As Integer
    Dim row As Integer
    
      For row = 0 To tetr.height - 1
    
        For col = 0 To tetr.width - 1
            'Tetromono structure and color stored separately in object
            If tetr.FigureCell(row, col) &lt;&gt; 0 Then 'if branch just for optimization
                screen(row, col) = tetr.color
            End If
        Next col
    Next row
    
    Application.ScreenUpdating = True
End Sub

Public Sub DrawScreen(screen() As Long)
    'This line for optimization. Updating will be turned on in the end of procedure
    Application.ScreenUpdating = False
    
    Dim col As Integer
    Dim row As Integer
    
   'screenY and screenX is start of screen that defined in constants on top of this module
    For row = 0 To screenHeight
        For col = 0 To screenWidth
            If (screen(row, col) &lt;&gt; 0) Then
                With Worksheets("Sheet1").Cells(row + screenY, col + screenX)
                 .Interior.ColorIndex = screen(row, col)
                End With
            Else
                With Worksheets("Sheet1").Cells(row + screenY, col + screenX)
                 If (.Interior.ColorIndex &lt;&gt; xlNone) Then
                    .Interior.ColorIndex = xlNone
                    Basic.RemoveBordersFromCell(row + screenY,col + screenX)
                 End If
                End With
            End If
        Next col
    Next row
    
    
    
    Call Engine.AddOutline(Engine.screen) 'Duct tape
    
    Application.ScreenUpdating = True
End Sub

'Quick and dirty hack. It would be better, if screen was an object with predefined coordinates and size
Public Sub DrawNextScreen(screen() As Long)
    'This line for optimization. Updating will be turned on in the end of procedure
    Application.ScreenUpdating = False
    
    Dim col As Integer
    Dim row As Integer
    
   'screenY and screenX is start of screen that defined in constants on top of this module
    For row = 0 To nextScreenHeight
        For col = 0 To nextScreenWidth
            If (screen(row, col) &lt;&gt; 0) Then
                With Worksheets("Sheet1").Cells(row + nextScreenY, col + nextScreenX)
                 .Interior.ColorIndex = screen(row, col)
                End With
            Else
                With Worksheets("Sheet1").Cells(row + screenY, col + screenX)
                 If (.Interior.ColorIndex &lt;&gt; xlNone) Then
                    .Interior.ColorIndex = xlNone
                    Basic.RemoveBordersFromCell(row + screenY, col + screenX)
                 End If
                End With
            End If
        Next col
    Next row
    
    Call Engine.AddOutlineToNextScreen(Engine.nextScreen) 'Duct tape
    
    Application.ScreenUpdating = True
End Sub

'Adds outline to every block on screen
'Separate procedure is needed to fix bug
Public Sub AddOutline(screen() As Long)
    'This line for optimization. Updating will be turned on in the end of procedure
    Application.ScreenUpdating = False
    
    Dim col As Integer
    Dim row As Integer
    
    For row = 0 To screenHeight
        For col = 0 To screenWidth
            If (screen(row, col) &lt;&gt; 0) Then
				 Basic.AddBordersToCell(row + screenY, col + screenX)
            End If
        Next col
    Next row
    
    Application.ScreenUpdating = True
End Sub

Public Sub AddOutlineToNextScreen(screen() As Long)
    'This line for optimization. Updating will be turned on in the end of procedure
    Application.ScreenUpdating = False
    
    Dim col As Integer
    Dim row As Integer
    
    For row = 0 To nextScreenHeight
        For col = 0 To nextScreenWidth
            If (screen(row, col) &lt;&gt; 0) Then
				 Basic.AddBordersToCell(row + nextScreenY, col + nextScreenX)
            End If
        Next col
    Next row
    
    Application.ScreenUpdating = True
End Sub

Public Sub ClearScreen(Optional tetr As Object) 'idk why tetr is here
    'This line for optimization. Updating will be turned on in the end of procedure
    Application.ScreenUpdating = False
    
    Dim col As Integer
    Dim row As Integer
    
    For row = screenY To screenHeight + screenY
        For col = screenX To screenWidth + screenX
        	'the if branch is just for optimization, but it may lag when there're too many cells on the screen
            If (Worksheets("Sheet1").Cells(row, col).Interior.color &lt;&gt; xlNone) Then
                Worksheets("Sheet1").Cells(row, col).Interior.ColorIndex = xlNone
				Basic.RemoveBordersFromCell(row,col)
            End If
        Next col
    Next row
    
    Application.ScreenUpdating = True
End Sub

'another quick and dirty hack
Public Sub ClearNextScreen()
    'This line for optimization. Updating will be turned on in the end of procedure
    Application.ScreenUpdating = False
    
    Const White As Integer = 2
    
    Dim col As Integer
    Dim row As Integer
    
    For row = nextScreenY To nextScreenHeight + nextScreenY
        For col = nextScreenX To nextScreenWidth + nextScreenX
            If (Worksheets("Sheet1").Cells(row, col).Interior.color &lt;&gt; xlNone) Then 'if branch just for optimization, but it will lag when too many cells on the screen
                Worksheets("Sheet1").Cells(row, col).Interior.ColorIndex = White
                Basic.RemoveBordersFromCell(row,col)
            End If
        Next col
    Next row
    
    For row = 0 To nextScreenHeight
        For col = 0 To nextScreenWidth
            Engine.nextScreen(row, col) = 0
        Next col
    Next row
    
    Application.ScreenUpdating = True
End Sub

Public Sub ClearScreenArray()
    Dim col As Integer
    Dim row As Integer
    
    For row = 0 To screenHeight
        For col = 0 To screenWidth
            Engine.screen(row, col) = 0
        Next col
    Next row
End Sub

Public Function rnd_num(lowerbound As Integer, upperbound As Integer) As Integer
   Randomize
   rnd_num = Int((upperbound - lowerbound + 1) * rnd + lowerbound)
End Function


</script:module>
</file>

<file path=Basic/VBAProject/Game.xml><?xml version="1.0" encoding="utf-8"?>
<!DOCTYPE module  PUBLIC '-//OpenOffice.org//DTD OfficeDocument 1.0//EN'  'module.dtd'>
<script:module xmlns:script="http://openoffice.org/2000/script" script:name="Game" script:language="StarBasic" script:moduleType="normal">Rem Attribute VBA_ModuleType=VBAModule
Option VBASupport 1
Private GameState As Byte
Enum GameStates
    Stopped = 0
    Running = 1
    Paused = 2
End Enum

Public score As Integer

Private tetr As Tetromino
Private nextTetr As Tetromino

Sub Game()
    'Each cycle - one tetromino
    Do While (GameState &lt;&gt; Stopped)
    
        If nextTetr Is Nothing Then
            Set tetr = New Tetromino
            Set nextTetr = New Tetromino
        Else
            Set tetr = nextTetr
            Set nextTetr = New Tetromino
        End If
        
        Call Engine.PutOnNextScreen(Engine.nextScreen, nextTetr)
        Call Engine.DrawNextScreen(Engine.nextScreen)
        
        Call DisplayScore(score)
        
        Do 'Each cycle - one frame
            Call PauseIfPaused
            
            'Look in ResetButton_Click sub for explanation
            If GameState = Stopped Then
                score = 0
                Call DisplayScore(score)
                Call Engine.ClearScreen
                Call Engine.ClearScreenArray
                Set tetr = Nothing
                Exit Sub
            End If
            
            'This line for optimization. Updating will be turned on in the end of procedure
            Application.ScreenUpdating = False
            
            Call Engine.RemoveFromScreen(Engine.screen(), tetr) 'Removes collisions with further frames. Don't move this at the end of the cycle because this tends to bugs
            Call Engine.PutOnScreen(Engine.screen(), tetr)
            Call Engine.DrawScreen(Engine.screen)
            
            Call tetr.Move("down")
            
            DoEvents
            Wait 500
            Application.ScreenUpdating = True
        Loop While (tetr.CanMove("down"))
        
        Call CheckGameOver
        Call Engine.PutOnScreen(Engine.screen, tetr)
        Call DestructFilledRows
        Call Engine.DrawScreen(Engine.screen)
        Call ClearNextScreen
        
        If GameState = Stopped Then
            Call Engine.ClearScreen
            Call Engine.ClearScreenArray
            Call ClearNextScreen
            Set tetr = Nothing
            Set nextTetr = Nothing
            Worksheets("Sheet1").Buttons("StartButton").Text = "Start"
            Exit Sub
        End If
        
        Set tetr = Nothing
    Loop
End Sub

Private Sub PauseIfPaused()
    While (GameState = Paused)
        DoEvents
    Wend
End Sub

Public Sub ResetButton_Click()

    If GameState = Stopped Then
        'In case game alredy running Engine.ClearScreen will called from Game Sub
        Call Engine.ClearScreen
        Call Engine.ClearScreenArray
        Call Engine.ClearNextScreen
        Set tetr = Nothing
        Set nextTetr = Nothing
    End If
    
    Call Engine.ClearNextScreen
    Set nextTetr = Nothing
    
    score = 0
    Call DisplayScore(score)
    
    GameState = Stopped
    Worksheets("Sheet1").Buttons("StartButton").Text = "Start"
    
End Sub

Sub StartButton_Click()
    'Changing name of button
    Select Case (Worksheets("Sheet1").Buttons("StartButton").Text)
        Case "Start"
            Worksheets("Sheet1").Buttons("StartButton").Text = "Pause"
            GameState = Running
            score = 0
            Call DisplayScore(score)
            Call Game
            
        Case "Pause"
            Worksheets("Sheet1").Buttons("StartButton").Text = "Resume"
            GameState = Paused
            
        Case "Resume"
            Worksheets("Sheet1").Buttons("StartButton").Text = "Pause"
            GameState = Running
    End Select
End Sub


Private Sub DestructFilledRows()
    'This line for optimization. Updating will be turned on in the end of procedure
    Application.ScreenUpdating = False
    
    Dim col As Integer
    Dim row As Integer
    
    Dim NumOfFilled As Integer 'Number of non-zero cells in row
    Dim NumOfDestructed As Integer 'Counter. Decision about how much score will be based on this number
    
    For row = 0 To Engine.screenHeight
        NumOfFilled = 0
        
        For col = 0 To Engine.screenWidth
            If Engine.screen(row, col) = 0 Then
                Exit For 'Skip row, if it has at least one empty cell
            Else
                NumOfFilled = NumOfFilled + 1
            End If
        Next col
        
        If NumOfFilled = Engine.screenWidth + 1 Then
            Call DestructRow(row)
            NumOfDestructed = NumOfDestructed + 1
        End If
    Next row
    
    Select Case NumOfDestructed 'Original BPS scoring system
        Case 1
            score = score + 40
        Case 2
            score = score + 100
        Case 3
            score = score + 300
        Case 4
            score = score + 1200
    End Select
    Call DisplayScore(score)
    
    Application.ScreenUpdating = True
End Sub

Private Sub DestructRow(rowNum As Integer)
    'This line for optimization. Updating will be turned on in the end of procedure
    Application.ScreenUpdating = False
    
    Dim col As Integer
    Dim row As Integer
    
    'Destruct row
        For col = 0 To Engine.screenWidth
            Engine.screen(rowNum, col) = 0
        Next col
        
    'Moves blocks above this row down by one step
        For row = rowNum To 1 Step -1
            For col = 0 To Engine.screenWidth
                Engine.screen(row, col) = Engine.screen(row - 1, col)
            Next col
        Next row
    Application.ScreenUpdating = True
End Sub

Private Sub DisplayScore(ByRef score As Integer)
    If score &lt;= 9999999 Then
        Worksheets("Sheet1").Cells((Engine.screenY - 1) + 3, (Engine.screenX - 1) + 12).value = score
    Else
        Worksheets("Sheet1").Cells((Engine.screenY - 1) + 3, (Engine.screenX - 1) + 12).value = ":D"
    End If
End Sub

Private Sub CheckGameOver()
    Dim row As Integer
    Dim col As Integer
    
    row = 0
    For col = 0 To Engine.screenWidth
        If Engine.screen(row, col) &lt;&gt; 0 Then
            GameState = Stopped
            MsgBox "Game Over"
            Exit For
        End If
    Next col
End Sub

'This method recieves keyboard events from the Start and Reset buttons
'because they are the only objects on this worksheet capable of sending keyboard events
Public Sub GiveControlls(evt as Event)
    If GameState = Running And Not IsEmpty(tetr) Then
        Select Case evt.KeyCode
        Case com.sun.star.awt.Key.DOWN
            Call tetr.Move("down")
        Case com.sun.star.awt.Key.UP
            Call tetr.Rotate("right")
        Case com.sun.star.awt.Key.LEFT
            Call tetr.Move("left")
        Case com.sun.star.awt.Key.RIGHT
            Call tetr.Move("right")
        Case com.sun.star.awt.Key.TAB
            Call tetr.Move("drop")
        End Select
    End If
End Sub


</script:module>
</file>

<file path=Basic/VBAProject/Sheet1 (Sheet1).xml><?xml version="1.0" encoding="utf-8"?>
<!DOCTYPE module  PUBLIC '-//OpenOffice.org//DTD OfficeDocument 1.0//EN'  'module.dtd'>
<script:module xmlns:script="http://openoffice.org/2000/script" script:name="Sheet1 (Sheet1)" script:language="StarBasic" script:moduleType="normal">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etromino.xml><?xml version="1.0" encoding="utf-8"?>
<!DOCTYPE module  PUBLIC '-//OpenOffice.org//DTD OfficeDocument 1.0//EN'  'module.dtd'>
<script:module xmlns:script="http://openoffice.org/2000/script" script:name="Tetromino" script:language="StarBasic" script:moduleType="class">Rem Attribute VBA_ModuleType=VBAClassModule
Option VBASupport 1
Option ClassModule
Private Enum Colors
'Colors value is excel colorindex
 red = 3
 green = 4
 blue = 5
 yellow = 27
 cyan = 8
 purple = 18
 orange = 45
End Enum

Private p_Color As Long
Private p_PosX As Integer
Private p_PosY As Integer
Private p_width As Integer
Private p_height As Integer
Private p_Figure() As Integer


Public Property Get color() As Long
    color = p_Color
End Property

Private Property Let color(value As Long)
    p_Color = value
End Property

Public Property Get PosX() As Integer
    PosX = p_PosX
End Property

Public Property Let PosX(value As Integer)
    p_PosX = value
End Property

Public Property Get PosY() As Integer
    PosY = p_PosY
End Property

Public Property Let PosY(value As Integer)
    p_PosY = value
End Property

Public Property Get width() As Integer
   width = p_width
End Property

Public Property Get height() As Integer
    height = p_height
End Property

Public Property Get Figure()
    Figure = p_Figure
End Property

Public Property Get FigureCell(row, col As Integer) As Integer
    FigureCell = p_Figure(row, col)
End Property

Private Property Let FigureCell(row, col As Integer, value As Integer)
    p_Figure(row, col) = value
End Property

Private Sub Class_Initialize()
'iFigure is "stick", oFigure is square brick, and so on
Dim iFigure(0, 3) As Integer
Dim ofigure(1, 1) As Integer
Dim sfigure(1, 2) As Integer
Dim zfigure(1, 2) As Integer
Dim jfigure(1, 2) As Integer
Dim Lfigure(1, 2) As Integer
Dim tfigure(1, 2) As Integer
   '---------------'
   iFigure(0, 0) = 1
   iFigure(0, 1) = 1
   iFigure(0, 2) = 1
   iFigure(0, 3) = 1

   '---------------'
   ofigure(0, 0) = 1
   ofigure(0, 1) = 1
   
   ofigure(1, 0) = 1
   ofigure(1, 1) = 1
    
   '---------------'
   sfigure(0, 0) = 0
   sfigure(0, 1) = 1
   sfigure(0, 2) = 1
   
   sfigure(1, 0) = 1
   sfigure(1, 1) = 1
   sfigure(1, 2) = 0
    
   '---------------'
   zfigure(0, 0) = 1
   zfigure(0, 1) = 1
   zfigure(0, 2) = 0
   
   zfigure(1, 0) = 0
   zfigure(1, 1) = 1
   zfigure(1, 2) = 1
    
   '---------------'
   jfigure(0, 0) = 1
   jfigure(0, 1) = 0
   jfigure(0, 2) = 0
   
   jfigure(1, 0) = 1
   jfigure(1, 1) = 1
   jfigure(1, 2) = 1
    
   '---------------'
   Lfigure(0, 0) = 0
   Lfigure(0, 1) = 0
   Lfigure(0, 2) = 1
   
   Lfigure(1, 0) = 1
   Lfigure(1, 1) = 1
   Lfigure(1, 2) = 1
    
   '---------------'
   tfigure(0, 0) = 0
   tfigure(0, 1) = 1
   tfigure(0, 2) = 0
   
   tfigure(1, 0) = 1
   tfigure(1, 1) = 1
   tfigure(1, 2) = 1
   

'Creating a random figure
Randomize
Select Case Engine.rnd_num(1, 7)
   Case 1
       ReDim p_Figure(UBound(iFigure, 1), UBound(iFigure, 2))
       p_Figure = iFigure
       p_Color = cyan
   Case 2
       ReDim p_Figure(UBound(ofigure, 1), UBound(ofigure, 2))
       p_Figure = ofigure
       p_Color = yellow
   Case 3
       ReDim p_Figure(UBound(sfigure, 1), UBound(sfigure, 2))
       p_Figure = sfigure
       p_Color = green
   Case 4
       ReDim p_Figure(UBound(zfigure, 1), UBound(zfigure, 2))
       p_Figure = zfigure
       p_Color = red
   Case 5
       ReDim p_Figure(UBound(jfigure, 1), UBound(jfigure, 2))
       p_Figure = jfigure
       p_Color = blue
   Case 6
       ReDim p_Figure(UBound(Lfigure, 1), UBound(Lfigure, 2))
       p_Figure = Lfigure
       p_Color = orange
   Case 7
       ReDim p_Figure(UBound(tfigure, 1), UBound(tfigure, 2))
       p_Figure = tfigure
       p_Color = purple
    End Select
   
    p_width = CalculateWidth()
    p_height = CalculateHeight()
       
    p_PosY = 0
    p_PosX = 3
End Sub

Private Function CalculateWidth() As Integer
    CalculateWidth = UBound(p_Figure, 2) - LBound(p_Figure, 2) + 1
End Function

Private Function CalculateHeight() As Integer
    CalculateHeight = UBound(p_Figure, 1) - LBound(p_Figure, 1) + 1 'num of rows
End Function

Private Function CanRotate(direction As String) As Boolean
    Select Case direction
        Case "left"
            If (Me.PosX - (height - 1)) &gt;= 0 Then
            CanRotate = True
            End If
        Case "right"
            If (Me.PosX + (height - 1)) &lt;= Engine.screenWidth Then
            CanRotate = True
            End If
        Case Else
            Err.Raise 666, , "Invalid Argument In tetr.CanRotate Method." &amp; vbCrLf &amp; "You can only use ""left"" and ""right"" strings (with lower letter)"
    End Select
End Function

Public Sub Rotate(direction As String)
    If (direction = "left" And CanRotate("left")) Or (direction = "right" And CanRotate("right")) Then
        Call Engine.RemoveFromScreen(Engine.screen(), Me)
        
        'Save values from p_figure into figureCopy before rotating
        Dim figureCopy(Me.height - 1, Me.width - 1) As Integer
        Let figureCopy() = p_figure()
        
        'Rotate p_figure before filling it with values
        ReDim Preserve p_Figure(Me.width - 1, Me.height - 1)
        
        maxCol = UBound(figureCopy, 2)
        maxRow = UBound(figureCopy, 1)
        
        Dim row As Integer
        Dim col As Integer
        
        For row = 0 To maxRow
            For col = 0 To maxCol
                Select Case direction
                    Case "left"
                    p_Figure(maxCol - col, row) = figureCopy(row, col)
                    Case "right"
                    p_figure(col, maxRow - row) = figureCopy(row, col)
                    Case Else
                    Err.Raise 666, , "Invalid Argument In tetr.Rotate Method." &amp; vbCrLf &amp; "You can only use ""left"" and ""right"" strings (with lower letter)"
                End Select
            Next col
        Next row
        
        p_width = CalculateWidth()
        p_height = CalculateHeight()
        
        Call Engine.PutOnScreen(Engine.screen(), Me)
        Call Engine.DrawScreen(Engine.screen)
    End If
End Sub

Public Function CanMove(direction As String) As Boolean
    Dim row As Integer
    Dim col As Integer
    
    Select Case direction
        Case "left"
        If (Me.PosX &gt; 0) Then
            For row = 0 To Me.height - 1
                For col = 0 To Me.width - 1
                    If (Me.FigureCell(row, col) &lt;&gt; 0) Then
                        If (Engine.screen(Me.PosY + row, Me.PosX + col - 1) &lt;&gt; 0) Then
                            CanMove = False
                            Exit Function
                        End If
                        Exit For
                    End If
                Next col
            Next row
            CanMove = True
        Else
            CanMove = False
        End If
            
        Case "right"
        If (Me.PosX + Me.width - 1 &lt; Engine.screenWidth) Then
            For row = 0 To Me.height - 1
                For col = Me.width - 1 To 0 Step -1
                    If (Me.FigureCell(row, col) &lt;&gt; 0) Then
                        If (Engine.screen(Me.PosY + row, Me.PosX + col + 1) &lt;&gt; 0) Then
                            CanMove = False
                            Exit Function
                        End If
                        Exit For
                    End If
                Next col
            Next row
            CanMove = True
        Else
            CanMove = False
        End If
            
        Case "down"
        'Finding lowest cell in each collumn and compare it to screen cell that under lowest cell
        'If both lowest cell and screnn cell not empty then return false
        If (Me.PosY + Me.height - 1 &lt; Engine.screenHeight) Then
            For col = 0 To Me.width - 1
                For row = Me.height - 1 To 0 Step -1
                    If (Me.FigureCell(row, col) &lt;&gt; 0) Then
                        If (Engine.screen(Me.PosY + row + 1, Me.PosX + col) &lt;&gt; 0) Then
                            CanMove = False
                            Exit Function
                        End If
                        Exit For
                    End If
                Next row
            Next col
            CanMove = True
        Else
            CanMove = False
        End If
        
        Case Else
        Err.Raise 666, , "Invalid Argument In tetr.CanMove Method." &amp; vbCrLf &amp; "You can only use ""left"", ""right"" and ""down"" strings (with lower letter)"
        
        End Select
End Function

Public Sub Move(direction As String)
    'This line for optimization. Updating will be turned on in the end of procedure
    Application.ScreenUpdating = False
    
    Call Engine.RemoveFromScreen(Engine.screen(), Me)
    
    'Temporary duct tape, I will add isThereSomething(direction) method
    Select Case direction
        Case "left"
            If (Me.CanMove("left")) Then
            Let Me.PosX = Me.PosX - 1
            End If
        Case "right"
            If (Me.CanMove("right")) Then
            Let Me.PosX = Me.PosX + 1
            End If
        Case "down"
            If (Me.CanMove("down")) Then
            Let Me.PosY = Me.PosY + 1
            End If
        Case "drop"
            While (Me.CanMove("down"))
            Let Me.PosY = Me.PosY + 1
            Wend
        Case Else
            Err.Raise 666, , "Invalid Argument In tetr.Move Method." &amp; vbCrLf &amp; "You can only use ""left"", ""right"" and ""down"" strings (with lower letter)"
        End Select
        
    
    Call Engine.PutOnScreen(Engine.screen(), Me)
    Call Engine.DrawScreen(Engine.screen)
    
    Application.ScreenUpdating = True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Engine"/>
  <library:element library:name="Game"/>
  <library:element library:name="Sheet1"/>
  <library:element library:name="Tetromino"/>
  <library:element library:name="ThisWorkbook"/>
  <library:element library:name="Sheet1 (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